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key to bring up the party
conversation screen, then press the 【→】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【→】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5T11:05:44+02:00</meta:creation-date>
    <dc:date>2019-10-05T11:05:4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